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69.63pt" svg:height="341.06pt" svg:x="71.04pt" svg:y="96.38pt">
            <loext:p draw:notify-on-update-of-ranges="Sheet1.A1:Sheet1.A1 Sheet1.A2:Sheet1.A7 Sheet1.B1:Sheet1.B1 Sheet1.B2:Sheet1.B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58767" calcext:value-type="float">
            <text:p>358767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15607" calcext:value-type="float">
            <text:p>41560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42114" calcext:value-type="float">
            <text:p>442114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19427" calcext:value-type="float">
            <text:p>51942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18727" calcext:value-type="float">
            <text:p>61872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47803" calcext:value-type="float">
            <text:p>6478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6T17:35:14.502653234</meta:creation-date>
    <dc:date>2017-07-06T17:56:57.989527626</dc:date>
    <meta:editing-duration>PT11M10S</meta:editing-duration>
    <meta:editing-cycles>2</meta:editing-cycles>
    <meta:generator>LibreOffice/5.1.6.2$Linux_X86_64 LibreOffice_project/10m0$Build-2</meta:generator>
    <meta:document-statistic meta:table-count="1" meta:cell-count="1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3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3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624cm" svg:height="12.033cm" xlink:href=".." xlink:type="simple" chart:class="chart:bar" chart:style-name="ch1">
        <chart:title svg:x="7.304cm" svg:y="0.159cm" chart:style-name="ch2">
          <text:p>Total count of All Applications for each year</text:p>
        </chart:title>
        <chart:legend chart:legend-position="end" svg:x="21.678cm" svg:y="5.717cm" style:legend-expansion="high" chart:style-name="ch3"/>
        <chart:plot-area chart:style-name="ch4" table:cell-range-address="Sheet1.A1:Sheet1.B7" chart:data-source-has-labels="both" svg:x="1.702cm" svg:y="1.395cm" svg:width="19.504cm" svg:height="9.19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3.342cm" svg:y="1.395cm" svg:width="17.586cm" svg:height="8.55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title svg:x="10.934cm" svg:y="10.834cm" chart:style-name="ch6">
              <text:p>Year</text:p>
            </chart:title>
            <chart:categories table:cell-range-address="Sheet1.A2:Sheet1.A7"/>
          </chart:axis>
          <chart:axis chart:dimension="y" chart:name="primary-y" chart:style-name="ch7">
            <chart:title svg:x="0.451cm" svg:y="8.167cm" chart:style-name="ch8">
              <text:p>Count of Applications</text:p>
            </chart:title>
            <chart:grid chart:style-name="ch9" chart:class="major"/>
          </chart:axis>
          <chart:axis chart:dimension="z" chart:name="primary-z" chart:style-name="ch5"/>
          <chart:series chart:style-name="ch10" chart:values-cell-range-address="Sheet1.B2:Sheet1.B7" chart:label-cell-address="Sheet1.B1:Sheet1.B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2011">
                <text:p>2011</text:p>
                <draw:g>
                  <svg:desc>Sheet1.A2:Sheet1.A7</svg:desc>
                </draw:g>
              </table:table-cell>
              <table:table-cell office:value-type="float" office:value="358767">
                <text:p>358767</text:p>
                <draw:g>
                  <svg:desc>Sheet1.B2:Sheet1.B7</svg:desc>
                </draw:g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415607">
                <text:p>415607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442114">
                <text:p>442114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519427">
                <text:p>519427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618727">
                <text:p>618727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647803">
                <text:p>6478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